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82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1 (micro F)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f_th (kHz)</text:p>
          </table:table-cell>
          <table:table-cell office:value-type="string" calcext:value-type="string">
            <text:p>Tm (micro sec)</text:p>
          </table:table-cell>
          <table:table-cell office:value-type="string" calcext:value-type="string">
            <text:p>Ts (microsec)</text:p>
          </table:table-cell>
          <table:table-cell office:value-type="string" calcext:value-type="string">
            <text:p>T <text:s/>(microsec)</text:p>
          </table:table-cell>
          <table:table-cell office:value-type="string" calcext:value-type="string">
            <text:p>f_exp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2]+2*[.C2])*[.A2])" office:value-type="float" office:value="66.6666666666667" calcext:value-type="float">
            <text:p>66.6666666666667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table:formula="of:=[.E2]+[.F2]" office:value-type="float" office:value="18" calcext:value-type="float">
            <text:p>18</text:p>
          </table:table-cell>
          <table:table-cell table:formula="of:=ROUND((1/[.G2])*10^3;6)" office:value-type="float" office:value="55.555556" calcext:value-type="float">
            <text:p>55.555556</text:p>
          </table:table-cell>
          <table:table-cell table:formula="of:=ROUND((ABS([.H2]-[.D2])/[.D2])*100;2)" office:value-type="float" office:value="16.67" calcext:value-type="float">
            <text:p>16.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.4/(([.B3]+2*[.C3])*[.A3])" office:value-type="float" office:value="6.66666666666667" calcext:value-type="float">
            <text:p>6.6666666666666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formula="of:=[.E3]+[.F3]" office:value-type="float" office:value="158" calcext:value-type="float">
            <text:p>158</text:p>
          </table:table-cell>
          <table:table-cell table:formula="of:=ROUND((1/[.G3])*10^3;6)" office:value-type="float" office:value="6.329114" calcext:value-type="float">
            <text:p>6.329114</text:p>
          </table:table-cell>
          <table:table-cell table:formula="of:=ROUND((ABS([.H3]-[.D3])/[.D3])*100;2)"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1.4/(([.B4]+2*[.C4])*[.A4])" office:value-type="float" office:value="0.666666666666667" calcext:value-type="float">
            <text:p>0.666666666666667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table:formula="of:=[.E4]+[.F4]" office:value-type="float" office:value="1480" calcext:value-type="float">
            <text:p>1480</text:p>
          </table:table-cell>
          <table:table-cell table:formula="of:=ROUND((1/[.G4])*10^3;6)" office:value-type="float" office:value="0.675676" calcext:value-type="float">
            <text:p>0.675676</text:p>
          </table:table-cell>
          <table:table-cell table:formula="of:=ROUND((ABS([.H4]-[.D4])/[.D4])*100;2)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5]+2*[.C5])*[.A5])" office:value-type="float" office:value="6.66666666666667" calcext:value-type="float">
            <text:p>6.6666666666666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E5]+[.F5]" office:value-type="float" office:value="146" calcext:value-type="float">
            <text:p>146</text:p>
          </table:table-cell>
          <table:table-cell table:formula="of:=ROUND((1/[.G5])*10^3;6)" office:value-type="float" office:value="6.849315" calcext:value-type="float">
            <text:p>6.849315</text:p>
          </table:table-cell>
          <table:table-cell table:formula="of:=ROUND((ABS([.H5]-[.D5])/[.D5])*100;2)"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.4/(([.B6]+2*[.C6])*[.A6])" office:value-type="float" office:value="0.666666666666667" calcext:value-type="float">
            <text:p>0.666666666666667</text:p>
          </table:table-cell>
          <table:table-cell office:value-type="float" office:value="820" calcext:value-type="float">
            <text:p>820</text:p>
          </table:table-cell>
          <table:table-cell office:value-type="float" office:value="780" calcext:value-type="float">
            <text:p>780</text:p>
          </table:table-cell>
          <table:table-cell table:formula="of:=[.E6]+[.F6]" office:value-type="float" office:value="1600" calcext:value-type="float">
            <text:p>1600</text:p>
          </table:table-cell>
          <table:table-cell table:formula="of:=ROUND((1/[.G6])*10^3;6)" office:value-type="float" office:value="0.625" calcext:value-type="float">
            <text:p>0.625</text:p>
          </table:table-cell>
          <table:table-cell table:formula="of:=ROUND((ABS([.H6]-[.D6])/[.D6])*100;2)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1.4/(([.B7]+2*[.C7])*[.A7])" office:value-type="float" office:value="0.0666666666666667" calcext:value-type="float">
            <text:p>0.0666666666666667</text:p>
          </table:table-cell>
          <table:table-cell table:style-name="ce1" office:value-type="float" office:value="8400" calcext:value-type="float">
            <text:p>8.40E+03</text:p>
          </table:table-cell>
          <table:table-cell table:style-name="ce1" office:value-type="float" office:value="7600" calcext:value-type="float">
            <text:p>7.60E+03</text:p>
          </table:table-cell>
          <table:table-cell table:formula="of:=[.E7]+[.F7]" office:value-type="float" office:value="16000" calcext:value-type="float">
            <text:p>16000</text:p>
          </table:table-cell>
          <table:table-cell table:formula="of:=ROUND((1/[.G7])*10^3;6)" office:value-type="float" office:value="0.0625" calcext:value-type="float">
            <text:p>0.0625</text:p>
          </table:table-cell>
          <table:table-cell table:formula="of:=ROUND((ABS([.H7]-[.D7])/[.D7])*100;2)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8]+2*[.C8])*[.A8])" office:value-type="float" office:value="0.666666666666667" calcext:value-type="float">
            <text:p>0.666666666666667</text:p>
          </table:table-cell>
          <table:table-cell table:style-name="ce1" office:value-type="float" office:value="640" calcext:value-type="float">
            <text:p>6.40E+02</text:p>
          </table:table-cell>
          <table:table-cell table:style-name="ce1" office:value-type="float" office:value="600" calcext:value-type="float">
            <text:p>6.00E+02</text:p>
          </table:table-cell>
          <table:table-cell table:formula="of:=[.E8]+[.E8]" office:value-type="float" office:value="1280" calcext:value-type="float">
            <text:p>1280</text:p>
          </table:table-cell>
          <table:table-cell table:formula="of:=ROUND((1/[.G8])*10^3;6)" office:value-type="float" office:value="0.78125" calcext:value-type="float">
            <text:p>0.78125</text:p>
          </table:table-cell>
          <table:table-cell table:formula="of:=ROUND((ABS([.H8]-[.D8])/[.D8])*100;2)"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.4/(([.B9]+2*[.C9])*[.A9])" office:value-type="float" office:value="0.0666666666666667" calcext:value-type="float">
            <text:p>0.0666666666666667</text:p>
          </table:table-cell>
          <table:table-cell table:style-name="ce1" office:value-type="float" office:value="7200" calcext:value-type="float">
            <text:p>7.20E+03</text:p>
          </table:table-cell>
          <table:table-cell table:style-name="ce1" office:value-type="float" office:value="6800" calcext:value-type="float">
            <text:p>6.80E+03</text:p>
          </table:table-cell>
          <table:table-cell table:formula="of:=[.E9]+[.F9]" office:value-type="float" office:value="14000" calcext:value-type="float">
            <text:p>14000</text:p>
          </table:table-cell>
          <table:table-cell table:formula="of:=ROUND((1/[.G9])*10^3;6)" office:value-type="float" office:value="0.071429" calcext:value-type="float">
            <text:p>0.071429</text:p>
          </table:table-cell>
          <table:table-cell table:formula="of:=ROUND((ABS([.H9]-[.D9])/[.D9])*100;2)"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1.4/(([.B10]+2*[.C10])*[.A10])" office:value-type="float" office:value="0.00666666666666667" calcext:value-type="float">
            <text:p>0.00666666666666667</text:p>
          </table:table-cell>
          <table:table-cell table:style-name="ce1" office:value-type="float" office:value="74000" calcext:value-type="float">
            <text:p>7.40E+04</text:p>
          </table:table-cell>
          <table:table-cell table:style-name="ce1" office:value-type="float" office:value="70000" calcext:value-type="float">
            <text:p>7.00E+04</text:p>
          </table:table-cell>
          <table:table-cell table:formula="of:=[.E10]+[.F10]" office:value-type="float" office:value="144000" calcext:value-type="float">
            <text:p>144000</text:p>
          </table:table-cell>
          <table:table-cell table:formula="of:=ROUND((1/[.G10])*10^3;6)" office:value-type="float" office:value="0.006944" calcext:value-type="float">
            <text:p>0.006944</text:p>
          </table:table-cell>
          <table:table-cell table:formula="of:=ROUND((ABS([.H10]-[.D10])/[.D10])*100;2)" office:value-type="float" office:value="4.16" calcext:value-type="float">
            <text:p>4.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11]+2*[.C11])*[.A11])" office:value-type="float" office:value="0.0666666666666667" calcext:value-type="float">
            <text:p>0.0666666666666667</text:p>
          </table:table-cell>
          <table:table-cell office:value-type="float" office:value="7000" calcext:value-type="float">
            <text:p>7000</text:p>
          </table:table-cell>
          <table:table-cell office:value-type="float" office:value="6400" calcext:value-type="float">
            <text:p>6400</text:p>
          </table:table-cell>
          <table:table-cell table:formula="of:=[.E11]+[.F11]" office:value-type="float" office:value="13400" calcext:value-type="float">
            <text:p>13400</text:p>
          </table:table-cell>
          <table:table-cell table:formula="of:=ROUND((1/[.G11])*10^3;6)" office:value-type="float" office:value="0.074627" calcext:value-type="float">
            <text:p>0.074627</text:p>
          </table:table-cell>
          <table:table-cell table:formula="of:=ROUND((ABS([.H11]-[.D11])/[.D11])*100;2)"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.4/(([.B12]+2*[.C12])*[.A12])" office:value-type="float" office:value="0.00666666666666667" calcext:value-type="float">
            <text:p>0.00666666666666667</text:p>
          </table:table-cell>
          <table:table-cell office:value-type="float" office:value="72000" calcext:value-type="float">
            <text:p>72000</text:p>
          </table:table-cell>
          <table:table-cell office:value-type="float" office:value="66000" calcext:value-type="float">
            <text:p>66000</text:p>
          </table:table-cell>
          <table:table-cell table:formula="of:=[.E12]+[.F12]" office:value-type="float" office:value="138000" calcext:value-type="float">
            <text:p>138000</text:p>
          </table:table-cell>
          <table:table-cell table:formula="of:=ROUND((1/[.G12])*10^3;6)" office:value-type="float" office:value="0.007246" calcext:value-type="float">
            <text:p>0.007246</text:p>
          </table:table-cell>
          <table:table-cell table:formula="of:=ROUND((ABS([.H12]-[.D12])/[.D12])*100;2)"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1.4/(([.B13]+2*[.C13])*[.A13])" office:value-type="float" office:value="0.000666666666666667" calcext:value-type="float">
            <text:p>0.000666666666666667</text:p>
          </table:table-cell>
          <table:table-cell office:value-type="float" office:value="700000" calcext:value-type="float">
            <text:p>700000</text:p>
          </table:table-cell>
          <table:table-cell office:value-type="float" office:value="640000" calcext:value-type="float">
            <text:p>640000</text:p>
          </table:table-cell>
          <table:table-cell table:formula="of:=[.E13]+[.F13]" office:value-type="float" office:value="1340000" calcext:value-type="float">
            <text:p>1340000</text:p>
          </table:table-cell>
          <table:table-cell table:formula="of:=ROUND((1/[.G13])*10^3;6)" office:value-type="float" office:value="0.000746" calcext:value-type="float">
            <text:p>0.000746</text:p>
          </table:table-cell>
          <table:table-cell table:formula="of:=ROUND((ABS([.H13]-[.D13])/[.D13])*100;2)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14]+2*[.C14])*[.A14])" office:value-type="float" office:value="0.00666666666666667" calcext:value-type="float">
            <text:p>0.00666666666666667</text:p>
          </table:table-cell>
          <table:table-cell office:value-type="float" office:value="74000" calcext:value-type="float">
            <text:p>74000</text:p>
          </table:table-cell>
          <table:table-cell office:value-type="float" office:value="68000" calcext:value-type="float">
            <text:p>68000</text:p>
          </table:table-cell>
          <table:table-cell table:formula="of:=[.E14]+[.F14]" office:value-type="float" office:value="142000" calcext:value-type="float">
            <text:p>142000</text:p>
          </table:table-cell>
          <table:table-cell table:formula="of:=ROUND((1/[.G14])*10^3;6)" office:value-type="float" office:value="0.007042" calcext:value-type="float">
            <text:p>0.007042</text:p>
          </table:table-cell>
          <table:table-cell table:formula="of:=ROUND((ABS([.H14]-[.D14])/[.D14])*100;2)" office:value-type="float" office:value="5.63" calcext:value-type="float">
            <text:p>5.6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.4/(([.B15]+2*[.C15])*[.A15])" office:value-type="float" office:value="0.000666666666666667" calcext:value-type="float">
            <text:p>0.000666666666666667</text:p>
          </table:table-cell>
          <table:table-cell office:value-type="float" office:value="800000" calcext:value-type="float">
            <text:p>800000</text:p>
          </table:table-cell>
          <table:table-cell office:value-type="float" office:value="720000" calcext:value-type="float">
            <text:p>720000</text:p>
          </table:table-cell>
          <table:table-cell table:formula="of:=[.E15]+[.F15]" office:value-type="float" office:value="1520000" calcext:value-type="float">
            <text:p>1520000</text:p>
          </table:table-cell>
          <table:table-cell table:formula="of:=ROUND((1/[.G15])*10^3;6)" office:value-type="float" office:value="0.000658" calcext:value-type="float">
            <text:p>0.000658</text:p>
          </table:table-cell>
          <table:table-cell table:formula="of:=ROUND((ABS([.H15]-[.D15])/[.D15])*100;2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1.4/(([.B16]+2*[.C16])*[.A16])" office:value-type="float" office:value="0.0000666666666666667" calcext:value-type="float">
            <text:p>6.66666666666667E-05</text:p>
          </table:table-cell>
          <table:table-cell table:style-name="ce1" office:value-type="float" office:value="7500000" calcext:value-type="float">
            <text:p>7.50E+06</text:p>
          </table:table-cell>
          <table:table-cell table:style-name="ce1" office:value-type="float" office:value="6000000" calcext:value-type="float">
            <text:p>6.00E+06</text:p>
          </table:table-cell>
          <table:table-cell table:formula="of:=[.E16]+[.F16]" office:value-type="float" office:value="13500000" calcext:value-type="float">
            <text:p>13500000</text:p>
          </table:table-cell>
          <table:table-cell table:formula="of:=ROUND((1/[.G16])*10^3;6)" office:value-type="float" office:value="0.000074" calcext:value-type="float">
            <text:p>0.000074</text:p>
          </table:table-cell>
          <table:table-cell table:formula="of:=ROUND((ABS([.H16]-[.D16])/[.D16])*100;2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4:04:38.1349748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5:11:31.098216677</meta:creation-date>
    <meta:generator>LibreOffice/24.8.5.2$Linux_X86_64 LibreOffice_project/480$Build-2</meta:generator>
    <dc:date>2025-03-27T16:23:28.682487004</dc:date>
    <meta:editing-duration>PT1H23M50S</meta:editing-duration>
    <meta:editing-cycles>10</meta:editing-cycles>
    <meta:document-statistic meta:table-count="1" meta:cell-count="144" meta:object-count="0"/>
  </office:meta>
</office:document-meta>
</file>